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C.setDebugparser( boolean debug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Debuglookahead( boolean debugLookahea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getMainClass( File hom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vaCC.setUsertokenmanager( boolean userToke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getArchiveLocationIndex( File ho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vaCC.setSanitycheck( boolean sanityChe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Optimizetokenmanager( boolean optimizeToke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C.setKeeplinecolumn( boolean keepLineColum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Javaunicodeescape( boolean javaUnicodeEsca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OtherambiguityCheck( int otherAmbiguity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Lookahead( int lookah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Javacchome( File javacc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Buildtokenmanager( boolean buildToke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Usercharstream( boolean userChar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Choiceambiguitycheck( int choiceAmbiguityChe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Commontokenaction( boolean commonToken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Unicodeinput( boolean unicodeIn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getOutputJavaFile( File outputdir , File src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avaCC.setBuildparser( boolean build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Debugtokenmanager( boolean debugToken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JavaCC.setJDKversion( String jdk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getArchiveFile( File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C.JavaC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Target( File targe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Ignorecase( boolean ignoreC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Cachetokens( boolean cacheToke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getMajorVersionNumber( File ho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CC.getMainClass( Path path , int typ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JavaCC.setOutputdirectory( File output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Forcelacheck( boolean forceLAChe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Errorreporting( boolean errorRepor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C.setStatic( boolean static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